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rySetMap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SetMapIterator.remov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ntrySetMapIterator.getKe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trySetMapIterator.get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trySetMapIterator.setValue(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trySetMapIterato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trySetMapIterator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ntrySetMapIterator.EntrySetMapIterator(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trySetMapIterator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